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29in"/>
    </style:style>
    <style:style style:name="co4" style:family="table-column">
      <style:table-column-properties fo:break-before="auto" style:column-width="1.1118in"/>
    </style:style>
    <style:style style:name="co5" style:family="table-column">
      <style:table-column-properties fo:break-before="auto" style:column-width="1.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.1661in" svg:y="8.172in">
            <draw:object draw:notify-on-update-of-ranges="Sheet1.A3:Sheet1.A9 Sheet1.B3:Sheet1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4244in" svg:y="4.3728in">
            <draw:object draw:notify-on-update-of-ranges="Sheet1.A3:Sheet1.A9 Sheet1.C3:Sheet1.C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0in" svg:y="4.4315in">
            <draw:object draw:notify-on-update-of-ranges="Sheet1.A3:Sheet1.A9 Sheet1.D3:Sheet1.D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3.1776in" svg:y="2.2094in">
            <draw:object draw:notify-on-update-of-ranges="Sheet1.H3:Sheet1.L3 Sheet1.H4:Sheet1.L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8.5717in" svg:y="8.6323in">
            <draw:object draw:notify-on-update-of-ranges="Sheet1.B15:Sheet1.F15 Sheet1.B16:Sheet1.F16 Sheet1.B17:Sheet1.F17 Sheet1.B18:Sheet1.F1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1.5669in" svg:y="0.4094in">
            <draw:object draw:notify-on-update-of-ranges="Sheet1.A3:Sheet1.A9 Sheet1.B3:Sheet1.B9 Sheet1.C3:Sheet1.C9 Sheet1.D3:Sheet1.D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Gruce 64</text:p>
          </table:table-cell>
          <table:table-cell office:value-type="string" calcext:value-type="string">
            <text:p>Ineracije 100</text:p>
          </table:table-cell>
          <table:table-cell office:value-type="string" calcext:value-type="string">
            <text:p><text:s/>openMP 16nit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likost</text:p>
          </table:table-cell>
          <table:table-cell office:value-type="string" calcext:value-type="string">
            <text:p>Sek (s)</text:p>
          </table:table-cell>
          <table:table-cell office:value-type="string" calcext:value-type="string">
            <text:p>openMP (s)</text:p>
          </table:table-cell>
          <table:table-cell office:value-type="string" calcext:value-type="string">
            <text:p>openCL (s)</text:p>
          </table:table-cell>
          <table:table-cell table:number-columns-repeated="2"/>
          <table:table-cell office:value-type="string" calcext:value-type="string">
            <text:p>OpenMP 64barv</text:p>
          </table:table-cell>
          <table:table-cell office:value-type="string" calcext:value-type="string">
            <text:p>čas(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0x240</text:p>
          </table:table-cell>
          <table:table-cell office:value-type="float" office:value="7.1" calcext:value-type="float">
            <text:p>7.1</text:p>
          </table:table-cell>
          <table:table-cell office:value-type="float" office:value="1.03" calcext:value-type="float">
            <text:p>1.03</text:p>
          </table:table-cell>
          <table:table-cell office:value-type="float" office:value="0.601855" calcext:value-type="float">
            <text:p>0.601855</text:p>
          </table:table-cell>
          <table:table-cell table:number-columns-repeated="2"/>
          <table:table-cell office:value-type="string" calcext:value-type="string">
            <text:p>Velikost/niti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640x481</text:p>
          </table:table-cell>
          <table:table-cell office:value-type="float" office:value="26.7" calcext:value-type="float">
            <text:p>26.7</text:p>
          </table:table-cell>
          <table:table-cell office:value-type="float" office:value="4.07" calcext:value-type="float">
            <text:p>4.07</text:p>
          </table:table-cell>
          <table:table-cell office:value-type="float" office:value="2.036505" calcext:value-type="float">
            <text:p>2.036505</text:p>
          </table:table-cell>
          <table:table-cell table:number-columns-repeated="2"/>
          <table:table-cell office:value-type="string" calcext:value-type="string">
            <text:p>1920x1080</text:p>
          </table:table-cell>
          <table:table-cell office:value-type="float" office:value="33.54" calcext:value-type="float">
            <text:p>33.54</text:p>
          </table:table-cell>
          <table:table-cell office:value-type="float" office:value="18.36" calcext:value-type="float">
            <text:p>18.36</text:p>
          </table:table-cell>
          <table:table-cell office:value-type="float" office:value="14.94" calcext:value-type="float">
            <text:p>14.94</text:p>
          </table:table-cell>
          <table:table-cell office:value-type="float" office:value="21.19" calcext:value-type="float">
            <text:p>21.19</text:p>
          </table:table-cell>
          <table:table-cell office:value-type="float" office:value="23.59" calcext:value-type="float">
            <text:p>23.59</text:p>
          </table:table-cell>
        </table:table-row>
        <table:table-row table:style-name="ro1">
          <table:table-cell office:value-type="string" calcext:value-type="string">
            <text:p>900x600</text:p>
          </table:table-cell>
          <table:table-cell office:value-type="float" office:value="48.4" calcext:value-type="float">
            <text:p>48.4</text:p>
          </table:table-cell>
          <table:table-cell office:value-type="float" office:value="7.25" calcext:value-type="float">
            <text:p>7.25</text:p>
          </table:table-cell>
          <table:table-cell office:value-type="float" office:value="4.032657" calcext:value-type="float">
            <text:p>4.0326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80x720</text:p>
          </table:table-cell>
          <table:table-cell office:value-type="float" office:value="78.03" calcext:value-type="float">
            <text:p>78.03</text:p>
          </table:table-cell>
          <table:table-cell office:value-type="float" office:value="12.46" calcext:value-type="float">
            <text:p>12.46</text:p>
          </table:table-cell>
          <table:table-cell office:value-type="float" office:value="6.978918" calcext:value-type="float">
            <text:p>6.9789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920x1080</text:p>
          </table:table-cell>
          <table:table-cell office:value-type="float" office:value="180.9" calcext:value-type="float">
            <text:p>180.9</text:p>
          </table:table-cell>
          <table:table-cell office:value-type="float" office:value="29.25" calcext:value-type="float">
            <text:p>29.25</text:p>
          </table:table-cell>
          <table:table-cell office:value-type="float" office:value="13.071947" calcext:value-type="float">
            <text:p>13.0719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840x2160</text:p>
          </table:table-cell>
          <table:table-cell office:value-type="float" office:value="211.02" calcext:value-type="float">
            <text:p>211.02</text:p>
          </table:table-cell>
          <table:table-cell office:value-type="float" office:value="64.42" calcext:value-type="float">
            <text:p>64.42</text:p>
          </table:table-cell>
          <table:table-cell office:value-type="float" office:value="62.760445" calcext:value-type="float">
            <text:p>62.760445</text:p>
          </table:table-cell>
          <table:table-cell table:number-columns-repeated="3"/>
          <table:table-cell office:value-type="string" calcext:value-type="string">
            <text:p>Pohitrite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120x2880</text:p>
          </table:table-cell>
          <table:table-cell office:value-type="float" office:value="391.28" calcext:value-type="float">
            <text:p>391.28</text:p>
          </table:table-cell>
          <table:table-cell office:value-type="float" office:value="119.76" calcext:value-type="float">
            <text:p>119.76</text:p>
          </table:table-cell>
          <table:table-cell office:value-type="float" office:value="110.769983" calcext:value-type="float">
            <text:p>110.769983</text:p>
          </table:table-cell>
          <table:table-cell table:number-columns-repeated="3"/>
          <table:table-cell office:value-type="string" calcext:value-type="string">
            <text:p>glede na sek</text:p>
          </table:table-cell>
          <table:table-cell office:value-type="string" calcext:value-type="string">
            <text:p>openMP</text:p>
          </table:table-cell>
          <table:table-cell office:value-type="string" calcext:value-type="string">
            <text:p>OpenCL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B3]/[.C3]" office:value-type="float" office:value="6.89320388349515" calcext:value-type="float">
            <text:p>6.89320388349515</text:p>
          </table:table-cell>
          <table:table-cell table:formula="of:=[.B3]/[.D3]" office:value-type="float" office:value="11.7968613702636" calcext:value-type="float">
            <text:p>11.7968613702636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B4]/[.C4]" office:value-type="float" office:value="6.56019656019656" calcext:value-type="float">
            <text:p>6.56019656019656</text:p>
          </table:table-cell>
          <table:table-cell table:formula="of:=[.B4]/[.D4]" office:value-type="float" office:value="13.1106970029536" calcext:value-type="float">
            <text:p>13.1106970029536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B5]/[.C5]" office:value-type="float" office:value="6.67586206896552" calcext:value-type="float">
            <text:p>6.67586206896552</text:p>
          </table:table-cell>
          <table:table-cell table:formula="of:=[.B5]/[.D5]" office:value-type="float" office:value="12.0020125688845" calcext:value-type="float">
            <text:p>12.00201256888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kevenci 1</text:p>
          </table:table-cell>
          <table:table-cell office:value-type="string" calcext:value-type="string">
            <text:p>OpenMP 2</text:p>
          </table:table-cell>
          <table:table-cell office:value-type="string" calcext:value-type="string">
            <text:p>OpenCl 3</text:p>
          </table:table-cell>
          <table:table-cell table:number-columns-repeated="5"/>
          <table:table-cell table:formula="of:=[.B6]/[.C6]" office:value-type="float" office:value="6.26243980738363" calcext:value-type="float">
            <text:p>6.26243980738363</text:p>
          </table:table-cell>
          <table:table-cell table:formula="of:=[.B6]/[.D6]" office:value-type="float" office:value="11.1808162812631" calcext:value-type="float">
            <text:p>11.18081628126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likost = 1920x1080</text:p>
          </table:table-cell>
          <table:table-cell table:number-columns-repeated="7"/>
          <table:table-cell table:formula="of:=[.B7]/[.C7]" office:value-type="float" office:value="6.18461538461539" calcext:value-type="float">
            <text:p>6.18461538461539</text:p>
          </table:table-cell>
          <table:table-cell table:formula="of:=[.B7]/[.D7]" office:value-type="float" office:value="13.8387953990328" calcext:value-type="float">
            <text:p>13.8387953990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oritm/gruce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formula="of:=[.B8]/[.C8]" office:value-type="float" office:value="3.2756907792611" calcext:value-type="float">
            <text:p>3.2756907792611</text:p>
          </table:table-cell>
          <table:table-cell table:formula="of:=[.B8]/[.D8]" office:value-type="float" office:value="3.36230885552198" calcext:value-type="float">
            <text:p>3.3623088555219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885675" calcext:value-type="float">
            <text:p>11.885675</text:p>
          </table:table-cell>
          <table:table-cell office:value-type="float" office:value="22.055841" calcext:value-type="float">
            <text:p>22.055841</text:p>
          </table:table-cell>
          <table:table-cell office:value-type="float" office:value="44.388872" calcext:value-type="float">
            <text:p>44.388872</text:p>
          </table:table-cell>
          <table:table-cell office:value-type="float" office:value="90.0458" calcext:value-type="float">
            <text:p>90.0458</text:p>
          </table:table-cell>
          <table:table-cell office:value-type="float" office:value="171.739046" calcext:value-type="float">
            <text:p>171.739046</text:p>
          </table:table-cell>
          <table:table-cell table:number-columns-repeated="2"/>
          <table:table-cell table:formula="of:=[.B9]/[.C9]" office:value-type="float" office:value="3.26720106880427" calcext:value-type="float">
            <text:p>3.26720106880427</text:p>
          </table:table-cell>
          <table:table-cell table:formula="of:=[.B9]/[.D9]" office:value-type="float" office:value="3.53236490069697" calcext:value-type="float">
            <text:p>3.5323649006969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537934" calcext:value-type="float">
            <text:p>8.537934</text:p>
          </table:table-cell>
          <table:table-cell office:value-type="float" office:value="7.980183" calcext:value-type="float">
            <text:p>7.980183</text:p>
          </table:table-cell>
          <table:table-cell office:value-type="float" office:value="9.837812" calcext:value-type="float">
            <text:p>9.837812</text:p>
          </table:table-cell>
          <table:table-cell office:value-type="float" office:value="14.307643" calcext:value-type="float">
            <text:p>14.307643</text:p>
          </table:table-cell>
          <table:table-cell office:value-type="float" office:value="25.168162" calcext:value-type="float">
            <text:p>25.168162</text:p>
          </table:table-cell>
          <table:table-cell table:number-columns-repeated="2"/>
          <table:table-cell table:formula="of:=AVERAGE([.I10:.I16])" office:value-type="float" office:value="5.58845850753166" calcext:value-type="float">
            <text:p>5.58845850753166</text:p>
          </table:table-cell>
          <table:table-cell table:formula="of:=AVERAGE([.J10:.J16])" office:value-type="float" office:value="9.8319794826595" calcext:value-type="float">
            <text:p>9.831979482659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06836" calcext:value-type="float">
            <text:p>1.606836</text:p>
          </table:table-cell>
          <table:table-cell office:value-type="float" office:value="3.259585" calcext:value-type="float">
            <text:p>3.259585</text:p>
          </table:table-cell>
          <table:table-cell office:value-type="float" office:value="6.534692" calcext:value-type="float">
            <text:p>6.534692</text:p>
          </table:table-cell>
          <table:table-cell office:value-type="float" office:value="13.071348" calcext:value-type="float">
            <text:p>13.071348</text:p>
          </table:table-cell>
          <table:table-cell office:value-type="float" office:value="23.339537" calcext:value-type="float">
            <text:p>23.339537</text:p>
          </table:table-cell>
          <table:table-cell table:number-columns-repeated="6"/>
        </table:table-row>
        <table:table-row table:style-name="ro1" table:number-rows-repeated="14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inp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 style:data-style-name="N2" text:time-value="21:10:59.0135420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3T23:29:05.471963604</meta:creation-date>
    <dc:date>2022-01-25T22:47:49.479366913</dc:date>
    <meta:editing-duration>PT2H4M1S</meta:editing-duration>
    <meta:editing-cycles>25</meta:editing-cycles>
    <meta:generator>LibreOffice/6.4.7.2$Linux_X86_64 LibreOffice_project/40$Build-2</meta:generator>
    <meta:document-statistic meta:table-count="1" meta:cell-count="98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4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85cm" svg:y="0.316cm" chart:style-name="ch2">
          <text:p>Sekvencni</text:p>
        </chart:title>
        <chart:plot-area chart:style-name="ch3" table:cell-range-address="Sheet1.A3:Sheet1.B9" chart:data-source-has-labels="column" svg:x="1.331cm" svg:y="1.275cm" svg:width="14.349cm" svg:height="6.564cm">
          <chartooo:coordinate-region svg:x="2.138cm" svg:y="1.474cm" svg:width="12.707cm" svg:height="5.718cm"/>
          <chart:axis chart:dimension="x" chart:name="primary-x" chart:style-name="ch4" chartooo:axis-type="auto">
            <chartooo:date-scale/>
            <chart:title svg:x="7.191cm" svg:y="8.019cm" chart:style-name="ch5">
              <text:p>Resolucija (pixel)</text:p>
            </chart:title>
            <chart:categories table:cell-range-address="Sheet1.A3:Sheet1.A9"/>
          </chart:axis>
          <chart:axis chart:dimension="y" chart:name="primary-y" chart:style-name="ch6">
            <chart:title svg:x="0.451cm" svg:y="6.361cm" chart:style-name="ch7">
              <text:p>Cas izvajanja (sekunde)</text:p>
            </chart:title>
            <chart:grid chart:style-name="ch8" chart:class="major"/>
          </chart:axis>
          <chart:series chart:style-name="ch9" chart:values-cell-range-address="Sheet1.B3:Sheet1.B9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320x240</text:p>
                <draw:g>
                  <svg:desc>Sheet1.A3:Sheet1.A9</svg:desc>
                </draw:g>
              </table:table-cell>
              <table:table-cell office:value-type="float" office:value="7.1">
                <text:p>7.1</text:p>
                <draw:g>
                  <svg:desc>Sheet1.B3:Sheet1.B9</svg:desc>
                </draw:g>
              </table:table-cell>
            </table:table-row>
            <table:table-row>
              <table:table-cell office:value-type="string">
                <text:p>640x481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900x600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1280x720</text:p>
              </table:table-cell>
              <table:table-cell office:value-type="float" office:value="78.03">
                <text:p>78.03</text:p>
              </table:table-cell>
            </table:table-row>
            <table:table-row>
              <table:table-cell office:value-type="string">
                <text:p>1920x1080</text:p>
              </table:table-cell>
              <table:table-cell office:value-type="float" office:value="180.9">
                <text:p>180.9</text:p>
              </table:table-cell>
            </table:table-row>
            <table:table-row>
              <table:table-cell office:value-type="string">
                <text:p>3840x2160</text:p>
              </table:table-cell>
              <table:table-cell office:value-type="float" office:value="211.02">
                <text:p>211.02</text:p>
              </table:table-cell>
            </table:table-row>
            <table:table-row>
              <table:table-cell office:value-type="string">
                <text:p>5120x2880</text:p>
              </table:table-cell>
              <table:table-cell office:value-type="float" office:value="391.28">
                <text:p>391.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57cm" svg:y="0.316cm" chart:style-name="ch2">
          <text:p>OpenMP</text:p>
        </chart:title>
        <chart:legend chart:legend-position="end" svg:x="13.148cm" svg:y="4.201cm" style:legend-expansion="high" chart:style-name="ch3"/>
        <chart:plot-area chart:style-name="ch4" table:cell-range-address="Sheet1.A3:Sheet1.A9 Sheet1.C3:Sheet1.C9" chart:data-source-has-labels="column" svg:x="1.331cm" svg:y="1.275cm" svg:width="11.497cm" svg:height="6.564cm">
          <chartooo:coordinate-region svg:x="1.952cm" svg:y="1.474cm" svg:width="9.855cm" svg:height="5.718cm"/>
          <chart:axis chart:dimension="x" chart:name="primary-x" chart:style-name="ch5" chartooo:axis-type="auto">
            <chartooo:date-scale/>
            <chart:title svg:x="5.725cm" svg:y="8.019cm" chart:style-name="ch6">
              <text:p>Resuluciija (pixel)</text:p>
            </chart:title>
            <chart:categories table:cell-range-address="Sheet1.A3:Sheet1.A9"/>
          </chart:axis>
          <chart:axis chart:dimension="y" chart:name="primary-y" chart:style-name="ch5">
            <chart:title svg:x="0.451cm" svg:y="6.361cm" chart:style-name="ch7">
              <text:p>Čas izvajanja (sekunda)</text:p>
            </chart:title>
            <chart:grid chart:style-name="ch8" chart:class="major"/>
          </chart:axis>
          <chart:series chart:style-name="ch9" chart:values-cell-range-address="Sheet1.C3:Sheet1.C9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320x240</text:p>
                <draw:g>
                  <svg:desc>Sheet1.A3:Sheet1.A9</svg:desc>
                </draw:g>
              </table:table-cell>
              <table:table-cell office:value-type="float" office:value="1.03">
                <text:p>1.03</text:p>
                <draw:g>
                  <svg:desc>Sheet1.C3:Sheet1.C9</svg:desc>
                </draw:g>
              </table:table-cell>
            </table:table-row>
            <table:table-row>
              <table:table-cell office:value-type="string">
                <text:p>640x481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900x600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280x720</text:p>
              </table:table-cell>
              <table:table-cell office:value-type="float" office:value="12.46">
                <text:p>12.46</text:p>
              </table:table-cell>
            </table:table-row>
            <table:table-row>
              <table:table-cell office:value-type="string">
                <text:p>1920x1080</text:p>
              </table:table-cell>
              <table:table-cell office:value-type="float" office:value="29.25">
                <text:p>29.25</text:p>
              </table:table-cell>
            </table:table-row>
            <table:table-row>
              <table:table-cell office:value-type="string">
                <text:p>3840x2160</text:p>
              </table:table-cell>
              <table:table-cell office:value-type="float" office:value="64.42">
                <text:p>64.42</text:p>
              </table:table-cell>
            </table:table-row>
            <table:table-row>
              <table:table-cell office:value-type="string">
                <text:p>5120x2880</text:p>
              </table:table-cell>
              <table:table-cell office:value-type="float" office:value="119.76">
                <text:p>119.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11cm" svg:y="0.316cm" chart:style-name="ch2">
          <text:p>OpenCL</text:p>
        </chart:title>
        <chart:legend chart:legend-position="end" svg:x="13.148cm" svg:y="4.201cm" style:legend-expansion="high" chart:style-name="ch3"/>
        <chart:plot-area chart:style-name="ch4" table:cell-range-address="Sheet1.A3:Sheet1.A9 Sheet1.D3:Sheet1.D9" chart:data-source-has-labels="column" svg:x="1.331cm" svg:y="1.275cm" svg:width="11.497cm" svg:height="6.564cm">
          <chartooo:coordinate-region svg:x="1.952cm" svg:y="1.474cm" svg:width="9.855cm" svg:height="5.718cm"/>
          <chart:axis chart:dimension="x" chart:name="primary-x" chart:style-name="ch5" chartooo:axis-type="auto">
            <chartooo:date-scale/>
            <chart:title svg:x="6.215cm" svg:y="8.019cm" chart:style-name="ch6">
              <text:p>Resolucija </text:p>
            </chart:title>
            <chart:categories table:cell-range-address="Sheet1.A3:Sheet1.A9"/>
          </chart:axis>
          <chart:axis chart:dimension="y" chart:name="primary-y" chart:style-name="ch5">
            <chart:title svg:x="0.451cm" svg:y="6.4cm" chart:style-name="ch7">
              <text:p>Čas izvajanja  (sekunde)</text:p>
            </chart:title>
            <chart:grid chart:style-name="ch8" chart:class="major"/>
          </chart:axis>
          <chart:series chart:style-name="ch9" chart:values-cell-range-address="Sheet1.D3:Sheet1.D9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320x240</text:p>
                <draw:g>
                  <svg:desc>Sheet1.A3:Sheet1.A9</svg:desc>
                </draw:g>
              </table:table-cell>
              <table:table-cell office:value-type="float" office:value="0.601855">
                <text:p>0.601855</text:p>
                <draw:g>
                  <svg:desc>Sheet1.D3:Sheet1.D9</svg:desc>
                </draw:g>
              </table:table-cell>
            </table:table-row>
            <table:table-row>
              <table:table-cell office:value-type="string">
                <text:p>640x481</text:p>
              </table:table-cell>
              <table:table-cell office:value-type="float" office:value="2.036505">
                <text:p>2.036505</text:p>
              </table:table-cell>
            </table:table-row>
            <table:table-row>
              <table:table-cell office:value-type="string">
                <text:p>900x600</text:p>
              </table:table-cell>
              <table:table-cell office:value-type="float" office:value="4.032657">
                <text:p>4.032657</text:p>
              </table:table-cell>
            </table:table-row>
            <table:table-row>
              <table:table-cell office:value-type="string">
                <text:p>1280x720</text:p>
              </table:table-cell>
              <table:table-cell office:value-type="float" office:value="6.978918">
                <text:p>6.978918</text:p>
              </table:table-cell>
            </table:table-row>
            <table:table-row>
              <table:table-cell office:value-type="string">
                <text:p>1920x1080</text:p>
              </table:table-cell>
              <table:table-cell office:value-type="float" office:value="13.071947">
                <text:p>13.071947</text:p>
              </table:table-cell>
            </table:table-row>
            <table:table-row>
              <table:table-cell office:value-type="string">
                <text:p>3840x2160</text:p>
              </table:table-cell>
              <table:table-cell office:value-type="float" office:value="62.760445">
                <text:p>62.760445</text:p>
              </table:table-cell>
            </table:table-row>
            <table:table-row>
              <table:table-cell office:value-type="string">
                <text:p>5120x2880</text:p>
              </table:table-cell>
              <table:table-cell office:value-type="float" office:value="110.769983">
                <text:p>110.7699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23cm" svg:y="0.316cm" chart:style-name="ch2">
          <text:p>Čas izvajanja/niti</text:p>
        </chart:title>
        <chart:legend chart:legend-position="end" svg:x="14.292cm" svg:y="4.201cm" style:legend-expansion="high" chart:style-name="ch3"/>
        <chart:plot-area chart:style-name="ch4" table:cell-range-address="Sheet1.H3:Sheet1.L4" chart:data-source-has-labels="row" svg:x="1.331cm" svg:y="1.275cm" svg:width="12.641cm" svg:height="6.564cm">
          <chartooo:coordinate-region svg:x="1.952cm" svg:y="1.474cm" svg:width="12.02cm" svg:height="5.718cm"/>
          <chart:axis chart:dimension="x" chart:name="primary-x" chart:style-name="ch5" chartooo:axis-type="auto">
            <chartooo:date-scale/>
            <chart:title svg:x="7.382cm" svg:y="8.019cm" chart:style-name="ch6">
              <text:p>niti</text:p>
            </chart:title>
            <chart:categories table:cell-range-address="Sheet1.H3:Sheet1.L3"/>
          </chart:axis>
          <chart:axis chart:dimension="y" chart:name="primary-y" chart:style-name="ch7">
            <chart:title svg:x="0.451cm" svg:y="5.091cm" chart:style-name="ch8">
              <text:p>čas (s)</text:p>
            </chart:title>
            <chart:grid chart:style-name="ch9" chart:class="major"/>
          </chart:axis>
          <chart:series chart:style-name="ch10" chart:values-cell-range-address="Sheet1.H4:Sheet1.L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>4</text:p>
                <draw:g>
                  <svg:desc>Sheet1.H3:Sheet1.L3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3.54">
                <text:p>33.54</text:p>
                <draw:g>
                  <svg:desc>Sheet1.H4:Sheet1.L4</svg:desc>
                </draw:g>
              </table:table-cell>
              <table:table-cell office:value-type="float" office:value="18.36">
                <text:p>18.36</text:p>
              </table:table-cell>
              <table:table-cell office:value-type="float" office:value="14.94">
                <text:p>14.94</text:p>
              </table:table-cell>
              <table:table-cell office:value-type="float" office:value="21.19">
                <text:p>21.19</text:p>
              </table:table-cell>
              <table:table-cell office:value-type="float" office:value="23.59">
                <text:p>23.5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08cm" svg:y="0.316cm" chart:style-name="ch2">
          <text:p>Gruče</text:p>
        </chart:title>
        <chart:legend chart:legend-position="end" svg:x="13.28cm" svg:y="3.703cm" style:legend-expansion="high" chart:style-name="ch3"/>
        <chart:plot-area chart:style-name="ch4" table:cell-range-address="Sheet1.B15:Sheet1.F18" chart:data-source-has-labels="both" svg:x="1.331cm" svg:y="1.275cm" svg:width="11.629cm" svg:height="6.564cm">
          <chartooo:coordinate-region svg:x="1.952cm" svg:y="1.474cm" svg:width="10.542cm" svg:height="5.718cm"/>
          <chart:axis chart:dimension="x" chart:name="primary-x" chart:style-name="ch5" chartooo:axis-type="auto">
            <chartooo:date-scale/>
            <chart:title svg:x="6.651cm" svg:y="8.019cm" chart:style-name="ch6">
              <text:p>Gruče</text:p>
            </chart:title>
            <chart:categories table:cell-range-address="Sheet1.B15:Sheet1.F15"/>
          </chart:axis>
          <chart:axis chart:dimension="y" chart:name="primary-y" chart:style-name="ch5">
            <chart:title svg:x="0.451cm" svg:y="5.593cm" chart:style-name="ch7">
              <text:p>Čas izvajanja</text:p>
            </chart:title>
            <chart:grid chart:style-name="ch8" chart:class="major"/>
          </chart:axis>
          <chart:series chart:style-name="ch9" chart:values-cell-range-address="Sheet1.B16:Sheet1.F16" loext:label-string="sekvenci" chart:class="chart:line">
            <chart:data-point chart:repeated="5"/>
          </chart:series>
          <chart:series chart:style-name="ch10" chart:values-cell-range-address="Sheet1.B17:Sheet1.F17" loext:label-string="openmp" chart:class="chart:line">
            <chart:data-point chart:repeated="5"/>
          </chart:series>
          <chart:series chart:style-name="ch11" chart:values-cell-range-address="Sheet1.B18:Sheet1.F18" loext:label-string="opencl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kvenci</text:p>
              </table:table-cell>
              <table:table-cell office:value-type="string">
                <text:p>openmp</text:p>
              </table:table-cell>
              <table:table-cell office:value-type="string">
                <text:p>opencl</text:p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Sheet1.B15:Sheet1.F15</svg:desc>
                </draw:g>
              </table:table-cell>
              <table:table-cell office:value-type="float" office:value="11.885675">
                <text:p>11.885675</text:p>
                <draw:g>
                  <svg:desc>Sheet1.B16:Sheet1.F16</svg:desc>
                </draw:g>
              </table:table-cell>
              <table:table-cell office:value-type="float" office:value="8.537934">
                <text:p>8.537934</text:p>
                <draw:g>
                  <svg:desc>Sheet1.B17:Sheet1.F17</svg:desc>
                </draw:g>
              </table:table-cell>
              <table:table-cell office:value-type="float" office:value="1.606836">
                <text:p>1.606836</text:p>
                <draw:g>
                  <svg:desc>Sheet1.B18:Sheet1.F18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2.055841">
                <text:p>22.055841</text:p>
              </table:table-cell>
              <table:table-cell office:value-type="float" office:value="7.980183">
                <text:p>7.980183</text:p>
              </table:table-cell>
              <table:table-cell office:value-type="float" office:value="3.259585">
                <text:p>3.25958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4.388872">
                <text:p>44.388872</text:p>
              </table:table-cell>
              <table:table-cell office:value-type="float" office:value="9.837812">
                <text:p>9.837812</text:p>
              </table:table-cell>
              <table:table-cell office:value-type="float" office:value="6.534692">
                <text:p>6.53469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90.0458">
                <text:p>90.0458</text:p>
              </table:table-cell>
              <table:table-cell office:value-type="float" office:value="14.307643">
                <text:p>14.307643</text:p>
              </table:table-cell>
              <table:table-cell office:value-type="float" office:value="13.071348">
                <text:p>13.07134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71.739046">
                <text:p>171.739046</text:p>
              </table:table-cell>
              <table:table-cell office:value-type="float" office:value="25.168162">
                <text:p>25.168162</text:p>
              </table:table-cell>
              <table:table-cell office:value-type="float" office:value="23.339537">
                <text:p>23.33953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86cm" svg:y="0.316cm" chart:style-name="ch2">
          <text:p>Vsi algoritmi</text:p>
        </chart:title>
        <chart:legend chart:legend-position="end" svg:x="13.684cm" svg:y="3.703cm" style:legend-expansion="high" chart:style-name="ch3"/>
        <chart:plot-area chart:style-name="ch4" table:cell-range-address="Sheet1.A3:Sheet1.D9" chart:data-source-has-labels="both" svg:x="1.331cm" svg:y="1.275cm" svg:width="12.033cm" svg:height="6.564cm">
          <chartooo:coordinate-region svg:x="2.138cm" svg:y="1.275cm" svg:width="11.226cm" svg:height="4.655cm"/>
          <chart:axis chart:dimension="x" chart:name="primary-x" chart:style-name="ch5" chartooo:axis-type="auto">
            <chartooo:date-scale/>
            <chart:title svg:x="6.522cm" svg:y="8.019cm" chart:style-name="ch6">
              <text:p>Resolucija</text:p>
            </chart:title>
            <chart:categories table:cell-range-address="Sheet1.A3:Sheet1.A9"/>
          </chart:axis>
          <chart:axis chart:dimension="y" chart:name="primary-y" chart:style-name="ch7">
            <chart:title svg:x="0.451cm" svg:y="6.361cm" chart:style-name="ch8">
              <text:p>Čas izvajanja (sekunde)</text:p>
            </chart:title>
            <chart:grid chart:style-name="ch9" chart:class="major"/>
          </chart:axis>
          <chart:series chart:style-name="ch10" chart:values-cell-range-address="Sheet1.B3:Sheet1.B9" loext:label-string="sekvenčni" chart:class="chart:bar">
            <chart:data-point chart:repeated="7"/>
          </chart:series>
          <chart:series chart:style-name="ch11" chart:values-cell-range-address="Sheet1.C3:Sheet1.C9" loext:label-string="openmp" chart:class="chart:bar">
            <chart:data-point chart:repeated="7"/>
          </chart:series>
          <chart:series chart:style-name="ch12" chart:values-cell-range-address="Sheet1.D3:Sheet1.D9" loext:label-string="opencl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kvenčni</text:p>
              </table:table-cell>
              <table:table-cell office:value-type="string">
                <text:p>openmp</text:p>
              </table:table-cell>
              <table:table-cell office:value-type="string">
                <text:p>opencl</text:p>
              </table:table-cell>
            </table:table-row>
          </table:table-header-rows>
          <table:table-rows>
            <table:table-row>
              <table:table-cell office:value-type="string">
                <text:p>320x240</text:p>
                <draw:g>
                  <svg:desc>Sheet1.A3:Sheet1.A9</svg:desc>
                </draw:g>
              </table:table-cell>
              <table:table-cell office:value-type="float" office:value="7.1">
                <text:p>7.1</text:p>
                <draw:g>
                  <svg:desc>Sheet1.B3:Sheet1.B9</svg:desc>
                </draw:g>
              </table:table-cell>
              <table:table-cell office:value-type="float" office:value="1.03">
                <text:p>1.03</text:p>
                <draw:g>
                  <svg:desc>Sheet1.C3:Sheet1.C9</svg:desc>
                </draw:g>
              </table:table-cell>
              <table:table-cell office:value-type="float" office:value="0.601855">
                <text:p>0.601855</text:p>
                <draw:g>
                  <svg:desc>Sheet1.D3:Sheet1.D9</svg:desc>
                </draw:g>
              </table:table-cell>
            </table:table-row>
            <table:table-row>
              <table:table-cell office:value-type="string">
                <text:p>640x481</text:p>
              </table:table-cell>
              <table:table-cell office:value-type="float" office:value="26.7">
                <text:p>26.7</text:p>
              </table:table-cell>
              <table:table-cell office:value-type="float" office:value="4.07">
                <text:p>4.07</text:p>
              </table:table-cell>
              <table:table-cell office:value-type="float" office:value="2.036505">
                <text:p>2.036505</text:p>
              </table:table-cell>
            </table:table-row>
            <table:table-row>
              <table:table-cell office:value-type="string">
                <text:p>900x600</text:p>
              </table:table-cell>
              <table:table-cell office:value-type="float" office:value="48.4">
                <text:p>48.4</text:p>
              </table:table-cell>
              <table:table-cell office:value-type="float" office:value="7.25">
                <text:p>7.25</text:p>
              </table:table-cell>
              <table:table-cell office:value-type="float" office:value="4.032657">
                <text:p>4.032657</text:p>
              </table:table-cell>
            </table:table-row>
            <table:table-row>
              <table:table-cell office:value-type="string">
                <text:p>1280x720</text:p>
              </table:table-cell>
              <table:table-cell office:value-type="float" office:value="78.03">
                <text:p>78.03</text:p>
              </table:table-cell>
              <table:table-cell office:value-type="float" office:value="12.46">
                <text:p>12.46</text:p>
              </table:table-cell>
              <table:table-cell office:value-type="float" office:value="6.978918">
                <text:p>6.978918</text:p>
              </table:table-cell>
            </table:table-row>
            <table:table-row>
              <table:table-cell office:value-type="string">
                <text:p>1920x1080</text:p>
              </table:table-cell>
              <table:table-cell office:value-type="float" office:value="180.9">
                <text:p>180.9</text:p>
              </table:table-cell>
              <table:table-cell office:value-type="float" office:value="29.25">
                <text:p>29.25</text:p>
              </table:table-cell>
              <table:table-cell office:value-type="float" office:value="13.071947">
                <text:p>13.071947</text:p>
              </table:table-cell>
            </table:table-row>
            <table:table-row>
              <table:table-cell office:value-type="string">
                <text:p>3840x2160</text:p>
              </table:table-cell>
              <table:table-cell office:value-type="float" office:value="211.02">
                <text:p>211.02</text:p>
              </table:table-cell>
              <table:table-cell office:value-type="float" office:value="64.42">
                <text:p>64.42</text:p>
              </table:table-cell>
              <table:table-cell office:value-type="float" office:value="62.760445">
                <text:p>62.760445</text:p>
              </table:table-cell>
            </table:table-row>
            <table:table-row>
              <table:table-cell office:value-type="string">
                <text:p>5120x2880</text:p>
              </table:table-cell>
              <table:table-cell office:value-type="float" office:value="391.28">
                <text:p>391.28</text:p>
              </table:table-cell>
              <table:table-cell office:value-type="float" office:value="119.76">
                <text:p>119.76</text:p>
              </table:table-cell>
              <table:table-cell office:value-type="float" office:value="110.769983">
                <text:p>110.76998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